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2000002536521D4F7A22AE6D8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9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10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dp11" style:family="drawing-page">
      <style:drawing-page-properties presentation:background-visible="true" presentation:background-objects-visible="true" draw:fill="bitmap" draw:fill-image-name="Bitmap_20_9" style:repeat="stretch" presentation:display-footer="true" presentation:display-page-number="false" presentation:display-date-time="true"/>
    </style:style>
    <style:style style:name="dp12" style:family="drawing-page">
      <style:drawing-page-properties presentation:background-visible="true" presentation:background-objects-visible="true" draw:fill="bitmap" draw:fill-image-name="Bitmap_20_10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86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0.418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  <style:text-properties fo:font-size="28pt"/>
    </style:style>
    <style:style style:name="P2" style:family="paragraph">
      <loext:graphic-properties draw:fill="none" draw:fill-color="#ffffff"/>
      <style:paragraph-properties fo:text-align="center"/>
      <style:text-properties style:font-name="Segoe UI" fo:font-size="28pt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start"/>
      <style:text-properties fo:font-size="28pt"/>
    </style:style>
    <style:style style:name="T1" style:family="text"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T2" style:family="text">
      <style:text-properties style:font-name="Segoe UI" fo:font-size="32pt" fo:font-weight="bold" style:font-size-asian="32pt" style:font-weight-asian="bold" style:font-size-complex="32pt" style:font-weight-complex="bold"/>
    </style:style>
    <style:style style:name="T3" style:family="text">
      <style:text-properties style:font-name="Segoe UI" fo:font-size="36pt" fo:font-weight="normal" style:font-size-asian="36pt" style:font-weight-asian="normal" style:font-size-complex="36pt" style:font-weight-complex="normal"/>
    </style:style>
    <style:style style:name="T4" style:family="text">
      <style:text-properties style:font-name="Segoe UI" fo:font-size="36pt" fo:font-weight="bold" style:font-size-asian="36pt" style:font-weight-asian="bold" style:font-size-complex="36pt" style:font-weight-complex="bold"/>
    </style:style>
    <style:style style:name="T5" style:family="text">
      <style:text-properties style:font-name="Segoe UI" fo:font-size="35pt" fo:font-weight="bold" style:font-size-asian="35pt" style:font-weight-asian="bold" style:font-size-complex="35pt" style:font-weight-complex="bold"/>
    </style:style>
    <style:style style:name="T6" style:family="text">
      <style:text-properties style:font-name="Segoe UI Semibold" fo:font-size="24pt" fo:font-weight="normal" style:font-size-asian="24pt" style:font-weight-asian="normal" style:font-size-complex="24pt" style:font-weight-complex="normal"/>
    </style:style>
    <style:style style:name="T7" style:family="text">
      <style:text-properties style:font-name="Segoe UI Semibold" fo:font-size="20pt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892cm" svg:height="3.063cm" svg:x="1.571cm" svg:y="0.431cm">
          <draw:text-box>
            <text:p text:style-name="P1"><text:span text:style-name="T1">HYMN #668</text:span></text:p>
            <text:p text:style-name="P1"><text:span text:style-name="T2">“</text:span><text:span text:style-name="T2">Rise! To Arms! With Prayer Employ You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>
        <draw:frame draw:style-name="gr3" draw:text-style-name="P2" draw:layer="layout" svg:width="25.654cm" svg:height="7.011cm" svg:x="1.27cm" svg:y="0.508cm">
          <draw:text-box>
            <text:p text:style-name="P1"><text:span text:style-name="T3">1. </text:span><text:span text:style-name="T4">Rise! To arms! With prayer employ you,</text:span></text:p>
            <text:p text:style-name="P1"><text:span text:style-name="T4">O Christians, lest the foe destroy you;</text:span></text:p>
            <text:p text:style-name="P1"><text:span text:style-name="T4">For Satan has designed your fall.</text:span></text:p>
            <text:p text:style-name="P1"><text:span text:style-name="T5">Wield God’s Word, the weapon glorious;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">
        <draw:frame draw:style-name="gr3" draw:text-style-name="P2" draw:layer="layout" svg:width="24.892cm" svg:height="7.011cm" svg:x="1.524cm" svg:y="0.508cm">
          <draw:text-box>
            <text:p text:style-name="P1"><text:span text:style-name="T4">Against all foes be thus victorious,</text:span></text:p>
            <text:p text:style-name="P1"><text:span text:style-name="T4">For God protects you from them all.</text:span></text:p>
            <text:p text:style-name="P1"><text:span text:style-name="T4">Fear not the hordes of hell,</text:span></text:p>
            <text:p text:style-name="P1"><text:span text:style-name="T4">Here is Emmanuel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Default">
        <draw:frame draw:style-name="gr3" draw:text-style-name="P2" draw:layer="layout" svg:width="24.892cm" svg:height="7.011cm" svg:x="1.547cm" svg:y="0.454cm">
          <draw:text-box>
            <text:p text:style-name="P1"><text:span text:style-name="T4">Hail the Savior!</text:span></text:p>
            <text:p text:style-name="P1"><text:span text:style-name="T4">The strong foes yield</text:span></text:p>
            <text:p text:style-name="P1"><text:span text:style-name="T4">To Christ, our shield,</text:span></text:p>
            <text:p text:style-name="P1"><text:span text:style-name="T4">And we, the victors, hold the fiel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Default">
        <draw:frame draw:style-name="gr3" draw:text-style-name="P2" draw:layer="layout" svg:width="24.892cm" svg:height="7.011cm" svg:x="1.594cm" svg:y="0.571cm">
          <draw:text-box>
            <text:p text:style-name="P1"><text:span text:style-name="T3">2. </text:span><text:span text:style-name="T4">Cast afar this world’s vain pleasure</text:span></text:p>
            <text:p text:style-name="P1"><text:span text:style-name="T5">And boldly strive for heav’nly treasure.</text:span></text:p>
            <text:p text:style-name="P1"><text:span text:style-name="T4">Be steadfast in the Savior’s might.</text:span></text:p>
            <text:p text:style-name="P1"><text:span text:style-name="T4">Trust the Lord, who stands beside you,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Default">
        <draw:frame draw:style-name="gr4" draw:text-style-name="P2" draw:layer="layout" svg:width="24.892cm" svg:height="7.112cm" svg:x="1.524cm" svg:y="0.508cm">
          <draw:text-box>
            <text:p text:style-name="P1"><text:span text:style-name="T3">3. </text:span><text:span text:style-name="T4">Wisely fight, for time is fleeting;</text:span></text:p>
            <text:p text:style-name="P1"><text:span text:style-name="T4">The hours of grace are fast retreating;</text:span></text:p>
            <text:p text:style-name="P1"><text:span text:style-name="T4">Short, short is this our earthly way.</text:span></text:p>
            <text:p text:style-name="P1"><text:span text:style-name="T4">When the Lord the dead will waken</text:span></text:p>
          </draw:text-box>
        </draw:frame>
        <presentation:notes draw:style-name="dp8">
          <draw:page-thumbnail draw:style-name="gr2" draw:layer="layout" svg:width="13.968cm" svg:height="10.476cm" svg:x="3.81cm" svg:y="2.123cm" draw:page-number="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9" draw:master-page-name="Default">
        <draw:frame draw:style-name="gr3" draw:text-style-name="P2" draw:layer="layout" svg:width="24.892cm" svg:height="7.011cm" svg:x="1.524cm" svg:y="0.609cm">
          <draw:text-box>
            <text:p text:style-name="P1"><text:span text:style-name="T4">For Jesus from all harm will hide you.</text:span></text:p>
            <text:p text:style-name="P1"><text:span text:style-name="T4">By faith you conquer in the fight.</text:span></text:p>
            <text:p text:style-name="P1"><text:span text:style-name="T4">Take courage, weary soul!</text:span></text:p>
            <text:p text:style-name="P1"><text:span text:style-name="T4">Look forward to the goal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0" draw:master-page-name="Default">
        <draw:frame draw:style-name="gr4" draw:text-style-name="P2" draw:layer="layout" svg:width="24.892cm" svg:height="7.112cm" svg:x="1.524cm" svg:y="0.508cm">
          <draw:text-box>
            <text:p text:style-name="P1"><text:span text:style-name="T4">Joy awaits you.</text:span></text:p>
            <text:p text:style-name="P1"><text:span text:style-name="T4">The race well run,</text:span></text:p>
            <text:p text:style-name="P1"><text:span text:style-name="T4">Your long war won,</text:span></text:p>
            <text:p text:style-name="P1"><text:span text:style-name="T5">Your crown shines splendid as the su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1" draw:master-page-name="Default">
        <draw:frame draw:style-name="gr4" draw:text-style-name="P2" draw:layer="layout" svg:width="24.892cm" svg:height="7.112cm" svg:x="1.664cm" svg:y="0.5cm">
          <draw:text-box>
            <text:p text:style-name="P1"><text:span text:style-name="T4">And sinners all by fear are shaken,</text:span></text:p>
            <text:p text:style-name="P1"><text:span text:style-name="T4">The saints with joy will greet that day.</text:span></text:p>
            <text:p text:style-name="P1"><text:span text:style-name="T4">Praise God, our triumph’s sure.</text:span></text:p>
            <text:p text:style-name="P1"><text:span text:style-name="T4">We need not long endur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2" draw:master-page-name="Default">
        <draw:frame draw:style-name="gr5" draw:text-style-name="P2" draw:layer="layout" svg:width="24.892cm" svg:height="10.668cm" svg:x="1.524cm" svg:y="1.016cm">
          <draw:text-box>
            <text:p text:style-name="P1"><text:span text:style-name="T4">Scorn and trial.</text:span></text:p>
            <text:p text:style-name="P1"><text:span text:style-name="T4">Our Savior King</text:span></text:p>
            <text:p text:style-name="P1"><text:span text:style-name="T4">His own will bring</text:span></text:p>
            <text:p text:style-name="P1"><text:span text:style-name="T4">To that great glory which we sing.</text:span></text:p>
            <text:p text:style-name="P5"><text:span text:style-name="T6"/></text:p>
            <text:p text:style-name="P5"><text:span text:style-name="T6"/></text:p>
            <text:p text:style-name="P5"><text:span text:style-name="T6"><text:s text:c="15"/></text:span><text:span text:style-name="T7">Public Doma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422000002536521D4F7A22AE6D8.jpg" xlink:type="simple" xlink:show="embed" xlink:actuate="onLoad"/>
    <draw:fill-image draw:name="Bitmap_20_10" draw:display-name="Bitmap 10" xlink:href="Pictures/1000000000000422000002536521D4F7A22AE6D8.jpg" xlink:type="simple" xlink:show="embed" xlink:actuate="onLoad"/>
    <draw:fill-image draw:name="Bitmap_20_2" draw:display-name="Bitmap 2" xlink:href="Pictures/1000000000000422000002536521D4F7A22AE6D8.jpg" xlink:type="simple" xlink:show="embed" xlink:actuate="onLoad"/>
    <draw:fill-image draw:name="Bitmap_20_3" draw:display-name="Bitmap 3" xlink:href="Pictures/1000000000000422000002536521D4F7A22AE6D8.jpg" xlink:type="simple" xlink:show="embed" xlink:actuate="onLoad"/>
    <draw:fill-image draw:name="Bitmap_20_4" draw:display-name="Bitmap 4" xlink:href="Pictures/1000000000000422000002536521D4F7A22AE6D8.jpg" xlink:type="simple" xlink:show="embed" xlink:actuate="onLoad"/>
    <draw:fill-image draw:name="Bitmap_20_5" draw:display-name="Bitmap 5" xlink:href="Pictures/1000000000000422000002536521D4F7A22AE6D8.jpg" xlink:type="simple" xlink:show="embed" xlink:actuate="onLoad"/>
    <draw:fill-image draw:name="Bitmap_20_6" draw:display-name="Bitmap 6" xlink:href="Pictures/1000000000000422000002536521D4F7A22AE6D8.jpg" xlink:type="simple" xlink:show="embed" xlink:actuate="onLoad"/>
    <draw:fill-image draw:name="Bitmap_20_7" draw:display-name="Bitmap 7" xlink:href="Pictures/1000000000000422000002536521D4F7A22AE6D8.jpg" xlink:type="simple" xlink:show="embed" xlink:actuate="onLoad"/>
    <draw:fill-image draw:name="Bitmap_20_8" draw:display-name="Bitmap 8" xlink:href="Pictures/1000000000000422000002536521D4F7A22AE6D8.jpg" xlink:type="simple" xlink:show="embed" xlink:actuate="onLoad"/>
    <draw:fill-image draw:name="Bitmap_20_9" draw:display-name="Bitmap 9" xlink:href="Pictures/1000000000000422000002536521D4F7A22AE6D8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8T20:45:21.494000000</meta:creation-date>
    <dc:date>2019-04-27T13:29:13.940000000</dc:date>
    <meta:editing-duration>PT20M55S</meta:editing-duration>
    <meta:editing-cycles>8</meta:editing-cycles>
    <meta:generator>LibreOffice/6.1.5.2$Windows_X86_64 LibreOffice_project/90f8dcf33c87b3705e78202e3df5142b201bd805</meta:generator>
    <meta:document-statistic meta:object-count="51"/>
  </office:meta>
</office:document-meta>
</file>